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87458" officeooo:paragraph-rsid="00087458"/>
    </style:style>
    <style:style style:name="P3" style:family="paragraph" style:parent-style-name="Standard">
      <style:text-properties fo:font-weight="bold" officeooo:rsid="00087458" officeooo:paragraph-rsid="00087458" style:font-weight-asian="bold" style:font-weight-complex="bold"/>
    </style:style>
    <style:style style:name="P4" style:family="paragraph" style:parent-style-name="Standard">
      <style:text-properties fo:font-weight="bold" officeooo:rsid="000e88cf" officeooo:paragraph-rsid="000e88cf" style:font-weight-asian="bold" style:font-weight-complex="bold"/>
    </style:style>
    <style:style style:name="P5" style:family="paragraph" style:parent-style-name="Standard">
      <style:text-properties fo:font-weight="bold" officeooo:rsid="000e88cf" officeooo:paragraph-rsid="00137f49" style:font-weight-asian="bold" style:font-weight-complex="bold"/>
    </style:style>
    <style:style style:name="P6" style:family="paragraph" style:parent-style-name="Standard">
      <style:text-properties fo:font-weight="bold" officeooo:rsid="00122182" officeooo:paragraph-rsid="00122182" style:font-weight-asian="bold" style:font-weight-complex="bold"/>
    </style:style>
    <style:style style:name="P7" style:family="paragraph" style:parent-style-name="Standard">
      <style:text-properties fo:font-weight="bold" officeooo:rsid="0013b268" officeooo:paragraph-rsid="0013b268" style:font-weight-asian="bold" style:font-weight-complex="bold"/>
    </style:style>
    <style:style style:name="P8" style:family="paragraph" style:parent-style-name="Standard">
      <style:text-properties fo:font-weight="bold" officeooo:rsid="0014704a" officeooo:paragraph-rsid="0014704a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87458" officeooo:paragraph-rsid="00087458" style:font-size-asian="18pt" style:font-weight-asian="bold" style:font-size-complex="18pt" style:font-weight-complex="bold"/>
    </style:style>
    <style:style style:name="P10" style:family="paragraph" style:parent-style-name="Standard">
      <style:text-properties officeooo:rsid="0008d94f" officeooo:paragraph-rsid="0008d94f"/>
    </style:style>
    <style:style style:name="P11" style:family="paragraph" style:parent-style-name="Standard">
      <style:paragraph-properties fo:text-align="center" style:justify-single-word="false"/>
      <style:text-properties fo:font-size="36pt" fo:font-weight="bold" officeooo:rsid="000bf90b" officeooo:paragraph-rsid="000bf90b" style:font-size-asian="36pt" style:font-weight-asian="bold" style:font-size-complex="36pt" style:font-weight-complex="bold"/>
    </style:style>
    <style:style style:name="P12" style:family="paragraph" style:parent-style-name="Footer">
      <style:text-properties officeooo:rsid="0008d94f" officeooo:paragraph-rsid="0008d94f"/>
    </style:style>
    <style:style style:name="P13" style:family="paragraph" style:parent-style-name="Standard">
      <style:text-properties fo:font-weight="bold" officeooo:rsid="000e88cf" officeooo:paragraph-rsid="00137f49" style:font-weight-asian="bold" style:font-weight-complex="bold"/>
    </style:style>
    <style:style style:name="T1" style:family="text">
      <style:text-properties officeooo:rsid="000e88cf"/>
    </style:style>
    <style:style style:name="T2" style:family="text">
      <style:text-properties officeooo:rsid="00122182"/>
    </style:style>
    <style:style style:name="T3" style:family="text">
      <style:text-properties officeooo:rsid="00137f49"/>
    </style:style>
    <style:style style:name="T4" style:family="text">
      <style:text-properties officeooo:rsid="0013b268"/>
    </style:style>
    <style:style style:name="T5" style:family="text">
      <style:text-properties officeooo:rsid="00167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1"><text:span text:style-name="T2">Formulaire a</text:span>dhésion <text:span text:style-name="T4">et don</text:span></text:p>
      <text:p text:style-name="P2"/>
      <text:p text:style-name="P3"/>
      <text:p text:style-name="P3"/>
      <text:p text:style-name="P5"/>
      <text:p text:style-name="P5"/>
      <text:p text:style-name="P5"/>
      <text:p text:style-name="P5">La cotisation est annuelle <text:span text:style-name="T3">et </text:span>individuelle, elle est fixée à : xx €</text:p>
      <text:p text:style-name="P4"/>
      <text:p text:style-name="P4"><text:span text:style-name="T5">Son renouvellement est prévu : </text:span>Année civile , année scolaire, année qui commence le jour de l’AG ?</text:p>
      <text:p text:style-name="P3"/>
      <text:p text:style-name="P7">Montant éventuel du don : ………. €</text:p>
      <text:p text:style-name="P3"/>
      <text:p text:style-name="P3">Prénom et nom <text:span text:style-name="T1">de l’adhérent </text:span>:</text:p>
      <text:p text:style-name="P6"/>
      <text:p text:style-name="P6">Téléphone mobile :</text:p>
      <text:p text:style-name="P6"/>
      <text:p text:style-name="P6">Email :</text:p>
      <text:p text:style-name="P3"/>
      <text:p text:style-name="P3">Adresse :</text:p>
      <text:p text:style-name="P3"/>
      <text:p text:style-name="P6">Code postal :</text:p>
      <text:p text:style-name="P6"/>
      <text:p text:style-name="P6">Ville :</text:p>
      <text:p text:style-name="P6"/>
      <text:p text:style-name="P6"/>
      <text:p text:style-name="P6"/>
      <text:p text:style-name="P6"/>
      <text:p text:style-name="P6"/>
      <text:p text:style-name="P6">Mode de règlement : chèque à l’ordre de A3C presqu’île</text:p>
      <text:p text:style-name="P8">Merci aux généreux donateurs d’établir 2 chèques séparés</text:p>
      <text:p text:style-name="P6"/>
      <text:p text:style-name="P6">Signature :</text:p>
      <text:p text:style-name="P6"/>
      <text:p text:style-name="P10">Fait à :</text:p>
      <text:p text:style-name="P10"/>
      <text:p text:style-name="P10">le : 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fo:font-weight="bold" officeooo:rsid="00087458" officeooo:paragraph-rsid="00087458" style:font-size-asian="14pt" style:font-weight-asian="bold" style:font-size-complex="14pt" style:font-weight-complex="bold"/>
    </style:style>
    <style:style style:name="MP2" style:family="paragraph" style:parent-style-name="Footer">
      <style:text-properties officeooo:rsid="0008d94f" officeooo:paragraph-rsid="0008d9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ssociation de Concept Culinaire Créatif (A3C) de la presqu’île de Guérande</text:p>
      </style:header>
      <style:footer>
        <text:p text:style-name="MP2">A3C presqu’île</text:p>
        <text:p text:style-name="MP2">1 rue du Languernais</text:p>
        <text:p text:style-name="MP2">44350 St Molf</text:p>
        <text:p text:style-name="MP2">Tél : 06.71.28.39.3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4:47:57.758500496</meta:creation-date>
    <meta:print-date>2019-05-19T13:01:05.302368215</meta:print-date>
    <dc:date>2019-05-19T13:03:42.065147636</dc:date>
    <meta:editing-duration>PT31M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08" meta:character-count="582" meta:non-whitespace-character-count="493"/>
  </office:meta>
</office:document-meta>
</file>